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491.6pt" fo:margin-left="-0.65pt" table:align="left"/>
    </style:style>
    <style:style style:name="Table1.A" style:family="table-column">
      <style:table-column-properties style:column-width="200pt"/>
    </style:style>
    <style:style style:name="Table1.B" style:family="table-column">
      <style:table-column-properties style:column-width="24.3pt"/>
    </style:style>
    <style:style style:name="Table1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2.75pt" fo:border="0.25pt solid #000000" style:writing-mode="lr-tb"/>
    </style:style>
    <style:style style:name="Table1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2.75pt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499.15pt" fo:margin-left="0pt" table:align="left"/>
    </style:style>
    <style:style style:name="Table2.A" style:family="table-column">
      <style:table-column-properties style:column-width="36.3pt"/>
    </style:style>
    <style:style style:name="Table2.B" style:family="table-column">
      <style:table-column-properties style:column-width="72.05pt"/>
    </style:style>
    <style:style style:name="Table2.C" style:family="table-column">
      <style:table-column-properties style:column-width="191.65pt"/>
    </style:style>
    <style:style style:name="Table2.D" style:family="table-column">
      <style:table-column-properties style:column-width="35.85pt"/>
    </style:style>
    <style:style style:name="Table2.E" style:family="table-column">
      <style:table-column-properties style:column-width="24.15pt"/>
    </style:style>
    <style:style style:name="Table2.F" style:family="table-column">
      <style:table-column-properties style:column-width="139.15pt"/>
    </style:style>
    <style:style style:name="Table2.A1" style:family="table-cell">
      <style:table-cell-properties style:vertical-align="middle" fo:padding="2.75pt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2.75pt" fo:border="0.25pt solid #000000" style:writing-mode="lr-tb"/>
    </style:style>
    <style:style style:name="Table2.A2" style:family="table-cell">
      <style:table-cell-properties style:vertical-align="middle" fo:padding="2.75pt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2.75pt" fo:border="0.25pt solid #000000" style:writing-mode="lr-tb"/>
    </style:style>
    <style:style style:name="Table2.C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2.75pt" fo:border="0.25pt solid #000000" style:writing-mode="lr-tb"/>
    </style:style>
    <style:style style:name="Table2.C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2.75pt" fo:border="0.25pt solid #000000" style:writing-mode="lr-tb"/>
    </style:style>
    <style:style style:name="Table2.C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2.75pt" fo:border="0.25pt solid #000000" style:writing-mode="lr-tb"/>
    </style:style>
    <style:style style:name="Table2.C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2.75pt" fo:border="0.25pt solid #000000" style:writing-mode="lr-tb"/>
    </style:style>
    <style:style style:name="Table2.C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2.75pt" fo:border="0.25pt solid #000000" style:writing-mode="lr-tb"/>
    </style:style>
    <style:style style:name="Table2.C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4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2.75pt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498.95pt" table:align="center"/>
    </style:style>
    <style:style style:name="Table3.A" style:family="table-column">
      <style:table-column-properties style:column-width="71.85pt"/>
    </style:style>
    <style:style style:name="Table3.B" style:family="table-column">
      <style:table-column-properties style:column-width="427.1pt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2.75pt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2.75pt" fo:border="0.25pt solid #000000" style:writing-mode="lr-tb"/>
    </style:style>
    <style:style style:name="Table3.A2" style:family="table-cell">
      <style:table-cell-properties fo:padding="2.75pt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2.75pt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2.75pt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2.75pt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2.75pt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2.75pt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Droid Sans"/>
    </style:style>
    <style:style style:name="P4" style:family="paragraph" style:parent-style-name="Standard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" style:family="paragraph" style:parent-style-name="Standard">
      <style:text-properties style:font-name="Arial" fo:font-size="10pt" officeooo:rsid="00274077" officeooo:paragraph-rsid="00274077" style:font-size-asian="10pt" style:font-size-complex="10pt" style:text-rotation-angle="0" style:text-rotation-scale="line-height"/>
    </style:style>
    <style:style style:name="P6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7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8" style:family="paragraph" style:parent-style-name="Standard">
      <style:text-properties style:font-name="Arial" fo:font-size="10pt" officeooo:rsid="002b458e" officeooo:paragraph-rsid="0042742f" style:font-size-asian="10pt" style:font-size-complex="10pt" style:text-rotation-angle="0" style:text-rotation-scale="line-height"/>
    </style:style>
    <style:style style:name="P9" style:family="paragraph" style:parent-style-name="Standard">
      <style:text-properties style:font-name="Arial" fo:font-size="10pt" officeooo:rsid="0032f412" officeooo:paragraph-rsid="0032f412" style:font-size-asian="10pt" style:font-size-complex="10pt" style:text-rotation-angle="0" style:text-rotation-scale="line-height"/>
    </style:style>
    <style:style style:name="P10" style:family="paragraph" style:parent-style-name="Standard"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11" style:family="paragraph" style:parent-style-name="Standard"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12" style:family="paragraph" style:parent-style-name="Standard"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13" style:family="paragraph" style:parent-style-name="Standard">
      <style:text-properties style:font-name="Arial" fo:font-size="10pt" officeooo:rsid="004125d6" officeooo:paragraph-rsid="004125d6" style:font-size-asian="10pt" style:font-size-complex="10pt" style:text-rotation-angle="0" style:text-rotation-scale="line-height"/>
    </style:style>
    <style:style style:name="P14" style:family="paragraph" style:parent-style-name="Standard"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15" style:family="paragraph" style:parent-style-name="Standard">
      <style:text-properties style:font-name="Arial" fo:font-size="10pt" officeooo:rsid="00491aa7" officeooo:paragraph-rsid="00491aa7" style:font-size-asian="10pt" style:font-size-complex="10pt" style:text-rotation-angle="0" style:text-rotation-scale="line-height"/>
    </style:style>
    <style:style style:name="P16" style:family="paragraph" style:parent-style-name="Standard"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17" style:family="paragraph" style:parent-style-name="Standard">
      <style:text-properties style:font-name="Arial" fo:font-size="10pt" officeooo:rsid="00501550" style:font-size-asian="10pt" style:font-size-complex="10pt" style:text-rotation-angle="0" style:text-rotation-scale="line-height"/>
    </style:style>
    <style:style style:name="P18" style:family="paragraph" style:parent-style-name="Standard">
      <style:text-properties style:font-name="Arial" fo:font-size="10pt" officeooo:rsid="00501550" officeooo:paragraph-rsid="00501550" style:font-size-asian="10pt" style:font-size-complex="10pt" style:text-rotation-angle="0" style:text-rotation-scale="line-height"/>
    </style:style>
    <style:style style:name="P19" style:family="paragraph" style:parent-style-name="Standard">
      <style:text-properties style:font-name="Arial" fo:font-size="10pt" officeooo:rsid="00501550" officeooo:paragraph-rsid="0056157e" style:font-size-asian="10pt" style:font-size-complex="10pt" style:text-rotation-angle="0" style:text-rotation-scale="line-height"/>
    </style:style>
    <style:style style:name="P20" style:family="paragraph" style:parent-style-name="Standard"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21" style:family="paragraph" style:parent-style-name="Standard"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22" style:family="paragraph" style:parent-style-name="Standard">
      <style:text-properties style:font-name="Arial" fo:font-size="10pt" officeooo:rsid="0056157e" officeooo:paragraph-rsid="0056157e" style:font-size-asian="10pt" style:font-size-complex="10pt" style:text-rotation-angle="0" style:text-rotation-scale="line-height"/>
    </style:style>
    <style:style style:name="P23" style:family="paragraph" style:parent-style-name="Standard">
      <style:text-properties style:font-name="Arial" fo:font-size="10pt" officeooo:rsid="00577495" officeooo:paragraph-rsid="00577495" style:font-size-asian="10pt" style:font-size-complex="10pt" style:text-rotation-angle="0" style:text-rotation-scale="line-height"/>
    </style:style>
    <style:style style:name="P24" style:family="paragraph" style:parent-style-name="Standard">
      <style:text-properties style:font-name="Arial" fo:font-size="10pt" officeooo:rsid="005be05f" officeooo:paragraph-rsid="005be05f" style:font-size-asian="10pt" style:font-size-complex="10pt" style:text-rotation-angle="0" style:text-rotation-scale="line-height"/>
    </style:style>
    <style:style style:name="P25" style:family="paragraph" style:parent-style-name="Standard"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26" style:family="paragraph" style:parent-style-name="Standard"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27" style:family="paragraph" style:parent-style-name="Standard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28" style:family="paragraph" style:parent-style-name="Standard"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29" style:family="paragraph" style:parent-style-name="Standard"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30" style:family="paragraph" style:parent-style-name="Standard">
      <style:text-properties style:font-name="Arial" fo:font-size="22pt" fo:font-weight="bold" officeooo:rsid="000ee5b7" officeooo:paragraph-rsid="00671806" style:font-size-asian="22pt" style:font-weight-asian="bold" style:font-size-complex="22pt" style:font-weight-complex="bold" style:text-rotation-angle="90" style:text-rotation-scale="line-height"/>
    </style:style>
    <style:style style:name="P31" style:family="paragraph" style:parent-style-name="Titulo_20_2">
      <style:text-properties fo:background-color="#99ff66"/>
    </style:style>
    <style:style style:name="P32" style:family="paragraph" style:parent-style-name="Titulo_20_2">
      <style:text-properties style:font-weight-complex="bold"/>
    </style:style>
    <style:style style:name="P33" style:family="paragraph" style:parent-style-name="Titulo_20_2">
      <style:paragraph-properties fo:margin-left="35.49pt" fo:margin-right="0pt" fo:text-indent="0pt" style:auto-text-indent="false">
        <style:tab-stops/>
      </style:paragraph-properties>
      <style:text-properties fo:font-weight="normal" style:font-weight-asian="normal"/>
    </style:style>
    <style:style style:name="P34" style:family="paragraph" style:parent-style-name="Titulo_20_2">
      <style:paragraph-properties fo:margin-left="35.49pt" fo:margin-right="0pt" fo:text-indent="0pt" style:auto-text-indent="false">
        <style:tab-stops/>
      </style:paragraph-properties>
    </style:style>
    <style:style style:name="P35" style:family="paragraph" style:parent-style-name="Titulo_20_2">
      <style:paragraph-properties fo:margin-left="71.01pt" fo:margin-right="0pt" fo:text-indent="-18pt" style:auto-text-indent="false">
        <style:tab-stops/>
      </style:paragraph-properties>
      <style:text-properties fo:font-weight="normal" style:font-weight-asian="normal"/>
    </style:style>
    <style:style style:name="P36" style:family="paragraph" style:parent-style-name="Table_20_Contents">
      <style:text-properties style:font-name="Arial"/>
    </style:style>
    <style:style style:name="P37" style:family="paragraph" style:parent-style-name="Table_20_Contents">
      <style:text-properties style:font-name="Arial" fo:background-color="#99ff99"/>
    </style:style>
    <style:style style:name="P3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4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 style:text-rotation-angle="0" style:text-rotation-scale="line-height"/>
    </style:style>
    <style:style style:name="P4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4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44" style:family="paragraph" style:parent-style-name="Table_20_Contents"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10pt" officeooo:rsid="001212a9" officeooo:paragraph-rsid="001212a9" style:font-size-asian="10pt" style:font-size-complex="10pt" style:text-rotation-angle="0" style:text-rotation-scale="line-height"/>
    </style:style>
    <style:style style:name="P46" style:family="paragraph" style:parent-style-name="Table_20_Contents">
      <style:text-properties style:font-name="Arial" fo:font-size="10pt" officeooo:rsid="001212a9" officeooo:paragraph-rsid="00192753" style:font-size-asian="10pt" style:font-size-complex="10pt" style:text-rotation-angle="0" style:text-rotation-scale="line-height"/>
    </style:style>
    <style:style style:name="P4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style:font-size-asian="10pt" style:font-size-complex="10pt" style:text-rotation-angle="0" style:text-rotation-scale="line-height"/>
    </style:style>
    <style:style style:name="P48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style:font-size-asian="10pt" style:font-size-complex="10pt" style:text-rotation-angle="0" style:text-rotation-scale="line-height"/>
    </style:style>
    <style:style style:name="P49" style:family="paragraph" style:parent-style-name="Table_20_Contents">
      <style:text-properties style:font-name="Arial" fo:font-size="10pt" officeooo:rsid="00178641" officeooo:paragraph-rsid="00178641" style:font-size-asian="10pt" style:font-size-complex="10pt" style:text-rotation-angle="0" style:text-rotation-scale="line-height"/>
    </style:style>
    <style:style style:name="P50" style:family="paragraph" style:parent-style-name="Table_20_Contents"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0pt" officeooo:rsid="00192753" officeooo:paragraph-rsid="00192753" style:font-size-asian="10pt" style:font-size-complex="10pt" style:text-rotation-angle="0" style:text-rotation-scale="line-height"/>
    </style:style>
    <style:style style:name="P52" style:family="paragraph" style:parent-style-name="Table_20_Contents">
      <style:text-properties style:font-name="Arial" fo:font-size="10pt" officeooo:rsid="00192753" officeooo:paragraph-rsid="002147b7" style:font-size-asian="10pt" style:font-size-complex="10pt" style:text-rotation-angle="0" style:text-rotation-scale="line-height"/>
    </style:style>
    <style:style style:name="P53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192753" style:font-size-asian="10pt" style:font-size-complex="10pt" style:text-rotation-angle="0" style:text-rotation-scale="line-height"/>
    </style:style>
    <style:style style:name="P56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57" style:family="paragraph" style:parent-style-name="Table_20_Contents"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0pt" officeooo:rsid="002b458e" officeooo:paragraph-rsid="002b458e" style:font-size-asian="10pt" style:font-size-complex="10pt" style:text-rotation-angle="0" style:text-rotation-scale="line-height"/>
    </style:style>
    <style:style style:name="P59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2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63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64" style:family="paragraph" style:parent-style-name="Table_20_Contents">
      <style:paragraph-properties fo:text-align="center" style:justify-single-word="false"/>
      <style:text-properties style:font-name="Arial" fo:font-size="10pt" officeooo:rsid="0035fbd0" officeooo:paragraph-rsid="0035fbd0" style:font-size-asian="10pt" style:font-size-complex="10pt" style:text-rotation-angle="0" style:text-rotation-scale="line-heigh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0pt" officeooo:rsid="003ba0e2" officeooo:paragraph-rsid="003ba0e2" style:font-size-asian="10pt" style:font-size-complex="10pt" style:text-rotation-angle="0" style:text-rotation-scale="line-height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0pt" officeooo:rsid="003f994c" officeooo:paragraph-rsid="003f994c" style:font-size-asian="10pt" style:font-size-complex="10pt" style:text-rotation-angle="0" style:text-rotation-scale="line-heigh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0pt" officeooo:rsid="0042742f" officeooo:paragraph-rsid="0042742f" style:font-size-asian="10pt" style:font-size-complex="10pt" style:text-rotation-angle="0" style:text-rotation-scale="line-heigh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officeooo:rsid="0044a00d" officeooo:paragraph-rsid="0044a00d" style:font-size-asian="10pt" style:font-size-complex="10pt" style:text-rotation-angle="0" style:text-rotation-scale="line-height"/>
    </style:style>
    <style:style style:name="P69" style:family="paragraph" style:parent-style-name="Table_20_Contents">
      <style:paragraph-properties fo:text-align="center" style:justify-single-word="false"/>
      <style:text-properties style:font-name="Arial" fo:font-size="10pt" officeooo:rsid="004a4e47" officeooo:paragraph-rsid="004a4e47" style:font-size-asian="10pt" style:font-size-complex="10pt" style:text-rotation-angle="0" style:text-rotation-scale="line-height"/>
    </style:style>
    <style:style style:name="P70" style:family="paragraph" style:parent-style-name="Table_20_Contents">
      <style:paragraph-properties fo:text-align="center" style:justify-single-word="false"/>
      <style:text-properties style:font-name="Arial" fo:font-size="10pt" officeooo:rsid="0050a3cf" officeooo:paragraph-rsid="0050a3cf" style:font-size-asian="10pt" style:font-size-complex="10pt" style:text-rotation-angle="0" style:text-rotation-scale="line-height"/>
    </style:style>
    <style:style style:name="P71" style:family="paragraph" style:parent-style-name="Table_20_Contents">
      <style:paragraph-properties fo:text-align="center" style:justify-single-word="false"/>
      <style:text-properties style:font-name="Arial" fo:font-size="10pt" officeooo:rsid="00543d7f" officeooo:paragraph-rsid="00543d7f" style:font-size-asian="10pt" style:font-size-complex="10pt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officeooo:rsid="005deaa3" officeooo:paragraph-rsid="005deaa3" style:font-size-asian="10pt" style:font-size-complex="10pt" style:text-rotation-angle="0" style:text-rotation-scale="line-height"/>
    </style:style>
    <style:style style:name="P73" style:family="paragraph" style:parent-style-name="Table_20_Contents">
      <style:paragraph-properties fo:text-align="center" style:justify-single-word="false"/>
      <style:text-properties style:font-name="Arial" fo:font-size="10pt" officeooo:rsid="00609b0d" officeooo:paragraph-rsid="00609b0d" style:font-size-asian="10pt" style:font-size-complex="10pt" style:text-rotation-angle="0" style:text-rotation-scale="line-height"/>
    </style:style>
    <style:style style:name="P7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5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10pt" fo:font-style="italic" officeooo:rsid="002d5d95" officeooo:paragraph-rsid="002d5d95" style:font-size-asian="10pt" style:font-style-asian="italic" style:font-size-complex="10pt" style:font-style-complex="italic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italic" officeooo:rsid="0075abb7" officeooo:paragraph-rsid="0075abb7" style:font-size-asian="10pt" style:font-style-asian="italic" style:font-size-complex="10pt" style:font-style-complex="italic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weight-complex="bold" style:text-rotation-angle="0" style:text-rotation-scale="line-height"/>
    </style:style>
    <style:style style:name="P103" style:family="paragraph" style:parent-style-name="Table_20_Contents">
      <style:text-properties style:font-name="Arial" fo:font-size="22pt" fo:font-weight="bold" style:font-size-asian="22pt" style:font-weight-asian="bold" style:font-size-complex="22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22pt" fo:font-weight="bold" officeooo:rsid="000ee5b7" officeooo:paragraph-rsid="000ee5b7" style:font-size-asian="22pt" style:font-weight-asian="bold" style:font-size-complex="22pt" style:font-weight-complex="bold"/>
    </style:style>
    <style:style style:name="P105" style:family="paragraph" style:parent-style-name="Standard">
      <style:text-properties style:font-name="Arial" fo:font-size="10pt" officeooo:rsid="007aa76d" officeooo:paragraph-rsid="007aa76d" style:font-size-asian="10pt" style:font-size-complex="10pt" style:text-rotation-angle="0" style:text-rotation-scale="line-height"/>
    </style:style>
    <style:style style:name="P106" style:family="paragraph" style:parent-style-name="Standard"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107" style:family="paragraph" style:parent-style-name="Standard">
      <style:paragraph-properties fo:text-align="start" style:justify-single-word="false"/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108" style:family="paragraph" style:parent-style-name="Standard"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09" style:family="paragraph" style:parent-style-name="Standard">
      <style:text-properties style:font-name="Arial" fo:font-size="10pt" officeooo:rsid="002b458e" officeooo:paragraph-rsid="002d5d95" style:font-size-asian="10pt" style:font-size-complex="10pt" style:text-rotation-angle="0" style:text-rotation-scale="line-height"/>
    </style:style>
    <style:style style:name="P110" style:family="paragraph" style:parent-style-name="Standard">
      <loext:graphic-properties draw:fill="solid" draw:fill-color="#ff3333" draw:opacity="100%"/>
      <style:paragraph-properties fo:background-color="#ff3333"/>
    </style:style>
    <style:style style:name="P111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paragraph-properties fo:text-align="center" style:justify-single-word="false"/>
      <style:text-properties style:font-name="Arial" fo:font-size="10pt" officeooo:rsid="00671806" officeooo:paragraph-rsid="00671806" style:font-size-asian="10pt" style:font-size-complex="10pt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officeooo:rsid="007aa76d" officeooo:paragraph-rsid="007aa76d" style:font-size-asian="10pt" style:font-size-complex="10pt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officeooo:rsid="0075abb7" officeooo:paragraph-rsid="0075abb7" style:font-size-asian="10pt" style:font-size-complex="10pt" style:text-rotation-angle="0" style:text-rotation-scale="line-height"/>
    </style:style>
    <style:style style:name="P119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20" style:family="paragraph" style:parent-style-name="Table_20_Contents">
      <style:text-properties style:font-name="Arial" fo:font-size="10pt" officeooo:rsid="007cd29d" officeooo:paragraph-rsid="007cd29d" style:font-size-asian="10pt" style:font-size-complex="10pt" style:text-rotation-angle="0" style:text-rotation-scale="line-height"/>
    </style:style>
    <style:style style:name="P12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22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23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24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Arial" fo:font-size="10pt" officeooo:rsid="002b458e" style:font-size-asian="10pt" style:font-size-complex="10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officeooo:rsid="002d5d95" officeooo:paragraph-rsid="002d5d95" style:font-size-asian="10pt" style:font-size-complex="10pt" style:text-rotation-angle="0" style:text-rotation-scale="line-height"/>
    </style:style>
    <style:style style:name="P126" style:family="paragraph" style:parent-style-name="Titulo_20_1" style:master-page-name="MP0">
      <style:paragraph-properties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Agenda segunda fase.</text:p>
      <text:p text:style-name="Titulo_20_2">Lapso</text:p>
      <text:p text:style-name="P3">12 Semanas. <text:s/>3 semana abril – 3 semana agosto.</text:p>
      <text:p text:style-name="Standard"/>
      <text:p text:style-name="Titulo_20_2">Tareas</text:p>
      <text:p text:style-name="P31">0 Informe banco de medición de figura de ruido</text:p>
      <text:p text:style-name="P33">Dedicar 1.5 horas diarias</text:p>
      <text:p text:style-name="Titulo_20_2">1 Diagrama conceptual de equipo prototipo.</text:p>
      <text:p text:style-name="P34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33">Ensamblar prototipo de modulo periféricos en protoboard, luego esquemáticos y armar en PCB de ser posible.</text:p>
      <text:p text:style-name="Titulo_20_2">3 Selección de componentes.</text:p>
      <text:p text:style-name="P33">En principio, circuitos integrados:</text:p>
      <text:p text:style-name="P35">Núcleo microprocesador.</text:p>
      <text:p text:style-name="P35">Drivers GPIO (expansores de puerto).</text:p>
      <text:p text:style-name="P35">Drivers de bus GPIB.</text:p>
      <text:p text:style-name="P35">Controlador y drivers de pantalla.</text:p>
      <text:p text:style-name="P35">Controlador de interfaz física.</text:p>
      <text:p text:style-name="P35">Modulo Ethernet.</text:p>
      <text:p text:style-name="P35">Pantalla táctil LCD.</text:p>
      <text:p text:style-name="P32">4 Investigación desarrollo empleando microcontrolador núcleo y periféricos.</text:p>
      <text:p text:style-name="P33">Investigar el desarrollo y programación con el micro núcleo, en caso de ser ARM.</text:p>
      <text:p text:style-name="P33">Investigar el desarrollo y programación de los periféricos, como módulos de Ethernet.</text:p>
      <text:p text:style-name="P33">Estudio diseños de referencia y tarjetas de desarrollo de los fabricantes.</text:p>
      <text:p text:style-name="P32">5 Investigación, selección e instalación software para desarrollo.</text:p>
      <text:p text:style-name="P33">Entornos de desarrollo para microcontroladores. Librerías de apoyo (USB, Ethernet, TCT/IP).</text:p>
      <text:p text:style-name="Titulo_20_2">6 Plantear estrategias de diseño software y firmware.</text:p>
      <text:p text:style-name="P34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32">7 Diagramas UML software y firmware.</text:p>
      <text:p text:style-name="P32">8 Elaborar software / firmware de prototipo en tarjeta de desarrollo</text:p>
      <text:p text:style-name="P33">Usar Intel Galileo para implementar y probar prototipo de software / firmware. Implementar prototipo software.</text:p>
      <text:p text:style-name="Titulo_20_2">9 Generar esquemáticos preliminares</text:p>
      <text:p text:style-name="P34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6">1</text:p>
          </table:table-cell>
          <table:table-cell table:style-name="Table1.A1" office:value-type="string">
            <text:p text:style-name="P36">2</text:p>
          </table:table-cell>
          <table:table-cell table:style-name="Table1.A1" office:value-type="string">
            <text:p text:style-name="P36">3</text:p>
          </table:table-cell>
          <table:table-cell table:style-name="Table1.A1" office:value-type="string">
            <text:p text:style-name="P36">4</text:p>
          </table:table-cell>
          <table:table-cell table:style-name="Table1.A1" office:value-type="string">
            <text:p text:style-name="P36">5</text:p>
          </table:table-cell>
          <table:table-cell table:style-name="Table1.A1" office:value-type="string">
            <text:p text:style-name="P36">6</text:p>
          </table:table-cell>
          <table:table-cell table:style-name="Table1.A1" office:value-type="string">
            <text:p text:style-name="P36">7</text:p>
          </table:table-cell>
          <table:table-cell table:style-name="Table1.A1" office:value-type="string">
            <text:p text:style-name="P36">8</text:p>
          </table:table-cell>
          <table:table-cell table:style-name="Table1.A1" office:value-type="string">
            <text:p text:style-name="P36">9</text:p>
          </table:table-cell>
          <table:table-cell table:style-name="Table1.A1" office:value-type="string">
            <text:p text:style-name="P36">10</text:p>
          </table:table-cell>
          <table:table-cell table:style-name="Table1.A1" office:value-type="string">
            <text:p text:style-name="P36">11</text:p>
          </table:table-cell>
          <table:table-cell table:style-name="Table1.M1" office:value-type="string">
            <text:p text:style-name="P36">12</text:p>
          </table:table-cell>
        </table:table-row>
        <table:table-row>
          <table:table-cell table:style-name="Table1.A2" office:value-type="string">
            <text:p text:style-name="P31">0 Informe banco de medición de figura de ruido</text:p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B2" office:value-type="string">
            <text:p text:style-name="P37"/>
          </table:table-cell>
          <table:table-cell table:style-name="Table1.M2" office:value-type="string">
            <text:p text:style-name="P37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36"/>
          </table:table-cell>
          <table:table-cell table:style-name="Table1.B3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3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C4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4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B5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5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4 Investigación desarrollo empleando microcontrolador núcleo y periféricos.</text:p>
          </table:table-cell>
          <table:table-cell table:style-name="Table1.A2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C6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6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5 Investigación, selección e instalación software para desarrollo.</text:p>
          </table:table-cell>
          <table:table-cell table:style-name="Table1.A2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C7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7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D8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8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7 Diagramas UML software y firmware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D9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9" office:value-type="string">
            <text:p text:style-name="P36"/>
          </table:table-cell>
        </table:table-row>
        <table:table-row>
          <table:table-cell table:style-name="Table1.A2" office:value-type="string">
            <text:p text:style-name="P32">8 Elaborar software / firmware de prototipo en tarjeta de desarrollo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F10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0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H11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1" office:value-type="string">
            <text:p text:style-name="P36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6"/>
          </table:table-cell>
          <table:table-cell table:style-name="Table1.M12" office:value-type="string">
            <text:p text:style-name="P36"/>
          </table:table-cell>
        </table:table-row>
      </table:table>
      <text:p text:style-name="Titulo_20_2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/>
      <text:p text:style-name="Titulo_20_1"><text:soft-page-break/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39">Mes</text:p>
          </table:table-cell>
          <table:table-cell table:style-name="Table2.A1" office:value-type="string">
            <text:p text:style-name="P39"/>
          </table:table-cell>
          <table:table-cell table:style-name="Table2.A1" office:value-type="string">
            <text:p text:style-name="P39">Tarea</text:p>
          </table:table-cell>
          <table:table-cell table:style-name="Table2.A1" office:value-type="string">
            <text:p text:style-name="P39">Horas</text:p>
          </table:table-cell>
          <table:table-cell table:style-name="Table2.A1" office:value-type="string">
            <text:p text:style-name="P39"/>
          </table:table-cell>
          <table:table-cell table:style-name="Table2.F1" office:value-type="string">
            <text:p text:style-name="P102">Observación</text:p>
          </table:table-cell>
        </table:table-row>
        <table:table-row>
          <table:table-cell table:style-name="Table2.A2" table:number-rows-spanned="6" office:value-type="string">
            <text:p text:style-name="P103">Abril</text:p>
          </table:table-cell>
          <table:table-cell table:style-name="Table2.A2" table:number-rows-spanned="6" office:value-type="string">
            <text:p text:style-name="P40">Jueves 27</text:p>
          </table:table-cell>
          <table:table-cell table:style-name="Table2.C2" office:value-type="string">
            <text:p text:style-name="P40">Instalar software</text:p>
          </table:table-cell>
          <table:table-cell table:style-name="Table2.D2" office:value-type="string">
            <text:p text:style-name="P41">-</text:p>
          </table:table-cell>
          <table:table-cell table:style-name="Table2.E2" office:value-type="string">
            <text:p text:style-name="P40"/>
          </table:table-cell>
          <table:table-cell table:style-name="Table2.F7" table:number-rows-spanned="6" office:value-type="string">
            <text:p text:style-name="P40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40">Informe banco ruido</text:p>
          </table:table-cell>
          <table:table-cell table:style-name="Table2.D3" office:value-type="string">
            <text:p text:style-name="P41">1,5</text:p>
          </table:table-cell>
          <table:table-cell table:style-name="Table2.E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40">Informe semanal</text:p>
          </table:table-cell>
          <table:table-cell table:style-name="Table2.D4" office:value-type="string">
            <text:p text:style-name="P41">1,5</text:p>
          </table:table-cell>
          <table:table-cell table:style-name="Table2.E4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40">Preparar lista de componentes</text:p>
          </table:table-cell>
          <table:table-cell table:style-name="Table2.D5" office:value-type="string">
            <text:p text:style-name="P41">1,0</text:p>
          </table:table-cell>
          <table:table-cell table:style-name="Table2.E5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40">Preparar footprints</text:p>
          </table:table-cell>
          <table:table-cell table:style-name="Table2.D6" office:value-type="string">
            <text:p text:style-name="P41">1,5</text:p>
          </table:table-cell>
          <table:table-cell table:style-name="Table2.E6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40">Trabajo en software Visa</text:p>
          </table:table-cell>
          <table:table-cell table:style-name="Table2.D7" office:value-type="string">
            <text:p text:style-name="P41">1,5</text:p>
          </table:table-cell>
          <table:table-cell table:style-name="Table2.E7" office:value-type="string">
            <text:p text:style-name="P4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04">Mayo</text:p>
          </table:table-cell>
          <table:table-cell table:style-name="Table2.A2" table:number-rows-spanned="6" office:value-type="string">
            <text:p text:style-name="P44">Lunes 8</text:p>
          </table:table-cell>
          <table:table-cell table:style-name="Table2.C8" office:value-type="string">
            <text:p text:style-name="P40">Informe banco ruido</text:p>
          </table:table-cell>
          <table:table-cell table:style-name="Table2.D8" office:value-type="string">
            <text:p text:style-name="P41">1,5</text:p>
          </table:table-cell>
          <table:table-cell table:style-name="Table2.E8" office:value-type="string">
            <text:p text:style-name="P47"/>
          </table:table-cell>
          <table:table-cell table:style-name="Table2.F13" table:number-rows-spanned="6" office:value-type="string">
            <text:p text:style-name="P49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40">Preparar lista de componentes</text:p>
          </table:table-cell>
          <table:table-cell table:style-name="Table2.D13" office:value-type="string">
            <text:p text:style-name="P41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Preparar stencil footprint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Lectura desarrollo Microchip</text:p>
          </table:table-cell>
          <table:table-cell table:style-name="Table2.D13" office:value-type="string">
            <text:p text:style-name="P4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Lectura Visa</text:p>
          </table:table-cell>
          <table:table-cell table:style-name="Table2.D13" office:value-type="string">
            <text:p text:style-name="P45">1,0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44">Pruebas desarrollo Visa</text:p>
          </table:table-cell>
          <table:table-cell table:style-name="Table2.D13" office:value-type="string">
            <text:p text:style-name="P45">1,5</text:p>
          </table:table-cell>
          <table:table-cell table:style-name="Table2.E13" office:value-type="string">
            <text:p text:style-name="P4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s 8</text:p>
          </table:table-cell>
          <table:table-cell table:style-name="Table2.C14" office:value-type="string">
            <text:p text:style-name="P40">Informe banco ruido</text:p>
          </table:table-cell>
          <table:table-cell table:style-name="Table2.D14" office:value-type="string">
            <text:p text:style-name="P41">1,5</text:p>
          </table:table-cell>
          <table:table-cell table:style-name="Table2.E14" office:value-type="string">
            <text:p text:style-name="P48"/>
          </table:table-cell>
          <table:table-cell table:style-name="Table2.F19" table:number-rows-spanned="6" office:value-type="string">
            <text:p text:style-name="P49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50">Preparar lista de componentes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6">Preparar stencil footprint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8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6">Lectura desarrollo Microchip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44">Lectura Visa</text:p>
          </table:table-cell>
          <table:table-cell table:style-name="Table2.D18" office:value-type="string">
            <text:p text:style-name="P51">1,0</text:p>
          </table:table-cell>
          <table:table-cell table:style-name="Table2.E18" office:value-type="string">
            <text:p text:style-name="P4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44">Pruebas desarrollo Visa</text:p>
          </table:table-cell>
          <table:table-cell table:style-name="Table2.D19" office:value-type="string">
            <text:p text:style-name="P51">1,0</text:p>
          </table:table-cell>
          <table:table-cell table:style-name="Table2.E19" office:value-type="string">
            <text:p text:style-name="P4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"><text:span text:style-name="T6">Miércoles</text:span> 1<text:span text:style-name="T5">0</text:span></text:p>
          </table:table-cell>
          <table:table-cell table:style-name="Table2.C21" office:value-type="string">
            <text:p text:style-name="P52"/>
          </table:table-cell>
          <table:table-cell table:style-name="Table2.D21" office:value-type="string">
            <text:p text:style-name="P51"/>
          </table:table-cell>
          <table:table-cell table:style-name="Table2.E21" office:value-type="string">
            <text:p text:style-name="P53"/>
          </table:table-cell>
          <table:table-cell table:style-name="Table2.F20" office:value-type="string">
            <text:p text:style-name="P5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57">Jueves 11</text:p>
          </table:table-cell>
          <table:table-cell table:style-name="Table2.C21" office:value-type="string">
            <text:p text:style-name="P40">Informe banco ruido</text:p>
          </table:table-cell>
          <table:table-cell table:style-name="Table2.D21" office:value-type="string">
            <text:p text:style-name="P41">1,5</text:p>
          </table:table-cell>
          <table:table-cell table:style-name="Table2.E21" office:value-type="string">
            <text:p text:style-name="P55"/>
          </table:table-cell>
          <table:table-cell table:style-name="Table2.F27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57">Búsqueda de componentes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57">Prepara lista de componentes</text:p>
          </table:table-cell>
          <table:table-cell table:style-name="Table2.D26" office:value-type="string">
            <text:p text:style-name="P58">1.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Preparar stencil footprint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6">Lectura desarrollo Microchip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5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44">Lectura Visa</text:p>
          </table:table-cell>
          <table:table-cell table:style-name="Table2.D26" office:value-type="string">
            <text:p text:style-name="P51">1,0</text:p>
          </table:table-cell>
          <table:table-cell table:style-name="Table2.E26" office:value-type="string">
            <text:p text:style-name="P5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44">Pruebas desarrollo Visa</text:p>
          </table:table-cell>
          <table:table-cell table:style-name="Table2.D27" office:value-type="string">
            <text:p text:style-name="P51">1,0</text:p>
          </table:table-cell>
          <table:table-cell table:style-name="Table2.E27" office:value-type="string">
            <text:p text:style-name="P5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7">Viernes 12</text:p>
          </table:table-cell>
          <table:table-cell table:style-name="Table2.C31" office:value-type="string">
            <text:p text:style-name="P80">Informe banco ruido</text:p>
          </table:table-cell>
          <table:table-cell table:style-name="Table2.D31" office:value-type="string">
            <text:p text:style-name="P63">2.0</text:p>
          </table:table-cell>
          <table:table-cell table:style-name="Table2.E31" office:value-type="string">
            <text:p text:style-name="P59"/>
          </table:table-cell>
          <table:table-cell table:style-name="Table2.F32" table:number-rows-spanned="5" office:value-type="string">
            <text:p text:style-name="P9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80">Informe semanal</text:p>
          </table:table-cell>
          <table:table-cell table:style-name="Table2.D31" office:value-type="string">
            <text:p text:style-name="P63">1.0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<text:span text:style-name="T7">Búsqueda</text:span> + lista de componentes</text:p>
          </table:table-cell>
          <table:table-cell table:style-name="Table2.D31" office:value-type="string">
            <text:p text:style-name="P63">1,5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80">Prepara<text:span text:style-name="T8">r</text:span> stencil footprints</text:p>
          </table:table-cell>
          <table:table-cell table:style-name="Table2.D31" office:value-type="string">
            <text:p text:style-name="P63">1,0</text:p>
          </table:table-cell>
          <table:table-cell table:style-name="Table2.E31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80"><text:span text:style-name="T7">Prueba</text:span> desarrollo Visa</text:p>
          </table:table-cell>
          <table:table-cell table:style-name="Table2.D32" office:value-type="string">
            <text:p text:style-name="P63">2,0</text:p>
          </table:table-cell>
          <table:table-cell table:style-name="Table2.E32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9">Lunes 15</text:p>
          </table:table-cell>
          <table:table-cell table:style-name="Table2.C147" office:value-type="string">
            <text:p text:style-name="P80">Informe banco ruido</text:p>
          </table:table-cell>
          <table:table-cell table:style-name="Table2.D147" office:value-type="string">
            <text:p text:style-name="P63">2.<text:span text:style-name="T8">0</text:span></text:p>
          </table:table-cell>
          <table:table-cell table:style-name="Table2.E147" office:value-type="string">
            <text:p text:style-name="P59"/>
          </table:table-cell>
          <table:table-cell table:style-name="Table2.F147" office:value-type="string">
            <text:p text:style-name="P10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10">Martes 16</text:p>
          </table:table-cell>
          <table:table-cell table:style-name="Table2.C147" office:value-type="string">
            <text:p text:style-name="P84">Informe banco ruido</text:p>
          </table:table-cell>
          <table:table-cell table:style-name="Table2.D147" office:value-type="string">
            <text:p text:style-name="P64"><text:span text:style-name="T9">2</text:span>,0</text:p>
          </table:table-cell>
          <table:table-cell table:style-name="Table2.E147" office:value-type="string">
            <text:p text:style-name="P59"/>
          </table:table-cell>
          <table:table-cell table:style-name="Table2.F38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1">Informe semanal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Componentes: búsqueda+lista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4">Pruebas desarrollo Visa</text:p>
          </table:table-cell>
          <table:table-cell table:style-name="Table2.D147" office:value-type="string">
            <text:p text:style-name="P64">2,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1">Prepara<text:span text:style-name="T8">r</text:span> stencil footprints</text:p>
          </table:table-cell>
          <table:table-cell table:style-name="Table2.D147" office:value-type="string">
            <text:p text:style-name="P64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<text:span text:style-name="T10">Miércoles</text:span> 17</text:p>
          </table:table-cell>
          <table:table-cell table:style-name="Table2.C40" office:value-type="string">
            <text:p text:style-name="P85">Documentación software</text:p>
          </table:table-cell>
          <table:table-cell table:style-name="Table2.D40" office:value-type="string">
            <text:p text:style-name="P65">1,0</text:p>
          </table:table-cell>
          <table:table-cell table:style-name="Table2.E40" office:value-type="string">
            <text:p text:style-name="P59"/>
          </table:table-cell>
          <table:table-cell table:style-name="Table2.F43" table:number-rows-spanned="5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85">Pruebas desarrollo </text:p>
          </table:table-cell>
          <table:table-cell table:style-name="Table2.D40" office:value-type="string">
            <text:p text:style-name="P65">1,0</text:p>
          </table:table-cell>
          <table:table-cell table:style-name="Table2.E40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Componentes: búsqueda+lista</text:p>
          </table:table-cell>
          <table:table-cell table:style-name="Table2.D147" office:value-type="string">
            <text:p text:style-name="P65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Informe banco ruido: parte figura ruido</text:p>
          </table:table-cell>
          <table:table-cell table:style-name="Table2.D147" office:value-type="string">
            <text:p text:style-name="P65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5">Modelado software</text:p>
          </table:table-cell>
          <table:table-cell table:style-name="Table2.D43" office:value-type="string">
            <text:p text:style-name="P65">2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2">Jueves 18</text:p>
          </table:table-cell>
          <table:table-cell table:style-name="Table2.C147" office:value-type="string">
            <text:p text:style-name="P82">Prepara<text:span text:style-name="T8">r</text:span> stencil footprints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60"/>
          </table:table-cell>
          <table:table-cell table:style-name="Table2.F48" table:number-rows-spanned="5" office:value-type="string">
            <text:p text:style-name="P13">El Cendit suspende actividades 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6">Componentes: búsqueda+lista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Modelado software</text:p>
          </table:table-cell>
          <table:table-cell table:style-name="Table2.D147" office:value-type="string">
            <text:p text:style-name="P66">2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Pruebas desarrollo <text:s/><text:span text:style-name="T11">+ doc software</text:span></text:p>
          </table:table-cell>
          <table:table-cell table:style-name="Table2.D147" office:value-type="string">
            <text:p text:style-name="P66">2.0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86">Informe banco ruido: parte figura ruido</text:p>
          </table:table-cell>
          <table:table-cell table:style-name="Table2.D147" office:value-type="string">
            <text:p text:style-name="P66">1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4">Viernes 19</text:p>
          </table:table-cell>
          <table:table-cell table:style-name="Table2.C54" office:value-type="string">
            <text:p text:style-name="P88">Informe tutor</text:p>
          </table:table-cell>
          <table:table-cell table:style-name="Table2.D54" office:value-type="string">
            <text:p text:style-name="P67">1,0</text:p>
          </table:table-cell>
          <table:table-cell table:style-name="Table2.E54" office:value-type="string">
            <text:p text:style-name="P59"/>
          </table:table-cell>
          <table:table-cell table:style-name="Table2.F54" table:number-rows-spanned="6" office:value-type="string">
            <text:p text:style-name="P8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88">Componentes: búsqueda+lista</text:p>
          </table:table-cell>
          <table:table-cell table:style-name="Table2.D54" office:value-type="string">
            <text:p text:style-name="P67">1,<text:span text:style-name="T12">0</text:span></text:p>
          </table:table-cell>
          <table:table-cell table:style-name="Table2.E54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3">Prepara<text:span text:style-name="T8">r</text:span> stencil footprints</text:p>
          </table:table-cell>
          <table:table-cell table:style-name="Table2.D54" office:value-type="string">
            <text:p text:style-name="P68">1.0</text:p>
          </table:table-cell>
          <table:table-cell table:style-name="Table2.E54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6">Modelado software</text:p>
          </table:table-cell>
          <table:table-cell table:style-name="Table2.D54" office:value-type="string">
            <text:p text:style-name="P66">2.0</text:p>
          </table:table-cell>
          <table:table-cell table:style-name="Table2.E54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86">Informe banco ruido: parte figura ruido</text:p>
          </table:table-cell>
          <table:table-cell table:style-name="Table2.D53" office:value-type="string">
            <text:p text:style-name="P66">1.0</text:p>
          </table:table-cell>
          <table:table-cell table:style-name="Table2.E53" office:value-type="string">
            <text:p text:style-name="P62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87">Pruebas desarrollo <text:s/><text:span text:style-name="T11">+ doc software</text:span></text:p>
          </table:table-cell>
          <table:table-cell table:style-name="Table2.D54" office:value-type="string">
            <text:p text:style-name="P67">1,0</text:p>
          </table:table-cell>
          <table:table-cell table:style-name="Table2.E54" office:value-type="string">
            <text:p text:style-name="P62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5">Lunes 2<text:span text:style-name="T13">2</text:span></text:p>
          </table:table-cell>
          <table:table-cell table:style-name="Table2.C147" office:value-type="string">
            <text:p text:style-name="P89">Reunión pautada con J.Rodriguez y K. Moncada.</text:p>
          </table:table-cell>
          <table:table-cell table:style-name="Table2.D147" office:value-type="string">
            <text:p text:style-name="P70">-</text:p>
          </table:table-cell>
          <table:table-cell table:style-name="Table2.E147" office:value-type="string">
            <text:p text:style-name="P59"/>
          </table:table-cell>
          <table:table-cell table:style-name="Table2.F56" table:number-rows-spanned="2" office:value-type="string">
            <text:p text:style-name="P16">Cendit suspende actividades <text:s/>a la 1:00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89">Presentación figura ruido</text:p>
          </table:table-cell>
          <table:table-cell table:style-name="Table2.D147" office:value-type="string">
            <text:p text:style-name="P70">-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6">Martes 2<text:span text:style-name="T13">3</text:span></text:p>
          </table:table-cell>
          <table:table-cell table:style-name="Table2.C147" office:value-type="string">
            <text:p text:style-name="P90">Informe presentación figura ruido</text:p>
          </table:table-cell>
          <table:table-cell table:style-name="Table2.D147" office:value-type="string">
            <text:p text:style-name="P69">3</text:p>
          </table:table-cell>
          <table:table-cell table:style-name="Table2.E147" office:value-type="string">
            <text:p text:style-name="P59"/>
          </table:table-cell>
          <table:table-cell table:style-name="Table2.F60" table:number-rows-spanned="4" office:value-type="string">
            <text:p text:style-name="P17">Cendit supende actividades a la 1:00 PM.</text:p>
            <text:p text:style-name="P17"/>
            <text:p text:style-name="P18">Presentación a J. Rodriguez y K. Moncada.</text:p>
            <text:p text:style-name="P17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0">Búsqueda componentes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eparación stencil footprints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0">Prueba desarrollo + doc software</text:p>
          </table:table-cell>
          <table:table-cell table:style-name="Table2.D147" office:value-type="string">
            <text:p text:style-name="P69">1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0">Miércoles 24</text:p>
          </table:table-cell>
          <table:table-cell table:style-name="Table2.C147" office:value-type="string">
            <text:p text:style-name="P93">Componentes: búsqueda + lista</text:p>
          </table:table-cell>
          <table:table-cell table:style-name="Table2.D147" office:value-type="string">
            <text:p text:style-name="P70">1.5</text:p>
          </table:table-cell>
          <table:table-cell table:style-name="Table2.E147" office:value-type="string">
            <text:p text:style-name="P61"/>
          </table:table-cell>
          <table:table-cell table:style-name="Table2.F64" table:number-rows-spanned="4" office:value-type="string">
            <text:p text:style-name="P21">El Cendit suspende actividades a la 1:00P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Preparar versión informe técnico</text:p>
          </table:table-cell>
          <table:table-cell table:style-name="Table2.D147" office:value-type="string">
            <text:p text:style-name="P70">1.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Lectura y documentación software</text:p>
          </table:table-cell>
          <table:table-cell table:style-name="Table2.D147" office:value-type="string">
            <text:p text:style-name="P70">1,5</text:p>
          </table:table-cell>
          <table:table-cell table:style-name="Table2.E147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0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1">Jueves 25</text:p>
          </table:table-cell>
          <table:table-cell table:style-name="Table2.C147" office:value-type="string">
            <text:p text:style-name="P96">Seminario FLUKE</text:p>
          </table:table-cell>
          <table:table-cell table:style-name="Table2.D147" office:value-type="string">
            <text:p text:style-name="P71">3,0</text:p>
          </table:table-cell>
          <table:table-cell table:style-name="Table2.E147" office:value-type="string">
            <text:p text:style-name="P60"/>
          </table:table-cell>
          <table:table-cell table:style-name="Table2.F70" table:number-rows-spanned="6" office:value-type="string">
            <text:p text:style-name="P19">Presentación a J. Rodriguez y K. Moncada.</text:p>
            <text:p text:style-name="P22">Se conoce el software de control de la sala de EMC, EMC32.</text:p>
            <text:p text:style-name="P22">Presentación a P. Ruiz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3">Lectura y documentación software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6">Informe <text:span text:style-name="T14">técnico</text:span>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3">Viernes 26</text:p>
          </table:table-cell>
          <table:table-cell table:style-name="Table2.C147" office:value-type="string">
            <text:p text:style-name="P93">Prueba desarrollo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table-cell table:style-name="Table2.F74" table:number-rows-spanned="4" office:value-type="string">
            <text:p text:style-name="P24">Cendit da la salida a las 3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1">Preparación stencil footprints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93">Lectura y documentación software</text:p>
          </table:table-cell>
          <table:table-cell table:style-name="Table2.D74" office:value-type="string">
            <text:p text:style-name="P71">1,0</text:p>
          </table:table-cell>
          <table:table-cell table:style-name="Table2.E74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Lunes <text:s/>29</text:p>
          </table:table-cell>
          <table:table-cell table:style-name="Table2.C147" office:value-type="string">
            <text:p text:style-name="P97">Requerimientos de software: doc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1"/>
          </table:table-cell>
          <table:table-cell table:style-name="Table2.F80" table:number-rows-spanned="6" office:value-type="string">
            <text:p text:style-name="P26">Cendit suspende actividades <text:soft-page-break/>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7">Modelado de software: uml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Propuesta de hardware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5">Componentes: búsqueda + lista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2">Preparación stencil footprints: <text:span text:style-name="T15">Eagle/Kicad</text:span></text:p>
          </table:table-cell>
          <table:table-cell table:style-name="Table2.D147" office:value-type="string">
            <text:p text:style-name="P72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Documentación software</text:p>
          </table:table-cell>
          <table:table-cell table:style-name="Table2.D147" office:value-type="string">
            <text:p text:style-name="P72"><text:span text:style-name="T16">1</text:span>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6">Martes 30</text:p>
          </table:table-cell>
          <table:table-cell table:style-name="Table2.C147" office:value-type="string">
            <text:p text:style-name="P98">Prueba desarrollo </text:p>
          </table:table-cell>
          <table:table-cell table:style-name="Table2.D147" office:value-type="string">
            <text:p text:style-name="P73">2,0</text:p>
          </table:table-cell>
          <table:table-cell table:style-name="Table2.E147" office:value-type="string">
            <text:p text:style-name="P61"/>
          </table:table-cell>
          <table:table-cell table:style-name="Table2.F86" table:number-rows-spanned="6" office:value-type="string">
            <text:p text:style-name="P27">Cendit da salida a la 1:00 PM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98">Documentación software: com VISA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4">Componentes: búsqueda + lista</text:p>
          </table:table-cell>
          <table:table-cell table:style-name="Table2.D147" office:value-type="string">
            <text:p text:style-name="P71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Modelado de software: uml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7"><text:span text:style-name="T16">Modelado</text:span> de hardware</text:p>
          </table:table-cell>
          <table:table-cell table:style-name="Table2.D147" office:value-type="string">
            <text:p text:style-name="P73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98">Informe técnico</text:p>
          </table:table-cell>
          <table:table-cell table:style-name="Table2.D147" office:value-type="string">
            <text:p text:style-name="P99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7"><text:span text:style-name="T18">Miércoles</text:span> 31</text:p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27">Ausencia. Diligencia personal</text:p>
          </table:table-cell>
        </table:table-row>
        <table:table-row>
          <table:table-cell table:style-name="Table2.A2" table:number-rows-spanned="26" office:value-type="string">
            <text:p text:style-name="P30">JUNIO</text:p>
          </table:table-cell>
          <table:table-cell table:style-name="Table2.A2" table:number-rows-spanned="6" office:value-type="string">
            <text:p text:style-name="P28">Jueves 1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75">2,0</text:p>
          </table:table-cell>
          <table:table-cell table:style-name="Table2.E147" office:value-type="string">
            <text:p text:style-name="P61"/>
          </table:table-cell>
          <table:table-cell table:style-name="Table2.F93" table:number-rows-spanned="6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0">Documentación software: com VISA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Generar lista componentes</text:p>
          </table:table-cell>
          <table:table-cell table:style-name="Table2.D147" office:value-type="string">
            <text:p text:style-name="P75">0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software: captura requisitos</text:p>
          </table:table-cell>
          <table:table-cell table:style-name="Table2.D147" office:value-type="string">
            <text:p text:style-name="P75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hardware</text:p>
          </table:table-cell>
          <table:table-cell table:style-name="Table2.D147" office:value-type="string">
            <text:p text:style-name="P75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Informe técnico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9">Viernes 2</text:p>
          </table:table-cell>
          <table:table-cell table:style-name="Table2.C147" office:value-type="string">
            <text:p text:style-name="P78">?</text:p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29">Lunes 5</text:p>
          </table:table-cell>
          <table:table-cell table:style-name="Table2.C147" office:value-type="string">
            <text:p text:style-name="P79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29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9">Martes 6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75">2,0</text:p>
          </table:table-cell>
          <table:table-cell table:style-name="Table2.E147" office:value-type="string">
            <text:p text:style-name="P61"/>
          </table:table-cell>
          <table:table-cell table:style-name="Table2.F100" table:number-rows-spanned="5" office:value-type="string">
            <text:p text:style-name="P10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1">Documentación software: <text:span text:style-name="T19">VISA + ISO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software: captura requisitos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Modelado hardware: <text:span text:style-name="T19">selecc componentes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1">Informe técnico</text:p>
          </table:table-cell>
          <table:table-cell table:style-name="Table2.D147" office:value-type="string">
            <text:p text:style-name="P76">1,0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5">Miércoles 7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117">1,5</text:p>
          </table:table-cell>
          <table:table-cell table:style-name="Table2.E147" office:value-type="string">
            <text:p text:style-name="P61"/>
          </table:table-cell>
          <table:table-cell table:style-name="Table2.F104" table:number-rows-spanned="5" office:value-type="string">
            <text:p text:style-name="P107">Cendit suspende actividades a la 1:00 PM.</text:p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1">Documentación software: <text:span text:style-name="T19">VISA + ISO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software: captura requisitos</text:p>
          </table:table-cell>
          <table:table-cell table:style-name="Table2.D147" office:value-type="string">
            <text:p text:style-name="P75">1,<text:span text:style-name="T20">0</text:span>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47" office:value-type="string">
            <text:p text:style-name="P100">Modelado hardware</text:p>
          </table:table-cell>
          <table:table-cell table:style-name="Table2.D147" office:value-type="string">
            <text:p text:style-name="P75">1,<text:span text:style-name="T20">0</text:span></text:p>
          </table:table-cell>
          <table:table-cell table:style-name="Table2.E147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00">Informe técnico</text:p>
          </table:table-cell>
          <table:table-cell table:style-name="Table2.D105" office:value-type="string">
            <text:p text:style-name="P75">1,0</text:p>
          </table:table-cell>
          <table:table-cell table:style-name="Table2.E105" office:value-type="string">
            <text:p text:style-name="P11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06">Jueves 8</text:p>
          </table:table-cell>
          <table:table-cell table:style-name="Table2.C147" office:value-type="string">
            <text:p text:style-name="P100">Desarrollo: librería comunicaciones</text:p>
          </table:table-cell>
          <table:table-cell table:style-name="Table2.D147" office:value-type="string">
            <text:p text:style-name="P117">1,5</text:p>
          </table:table-cell>
          <table:table-cell table:style-name="Table2.E147" office:value-type="string">
            <text:p text:style-name="P59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1">Documentación software: <text:span text:style-name="T19">VISA + ISO</text:span></text:p>
          </table:table-cell>
          <table:table-cell table:style-name="Table2.D147" office:value-type="string">
            <text:p text:style-name="P76">1,5</text:p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15">Solicitud de componentes</text:p>
          </table:table-cell>
          <table:table-cell table:style-name="Table2.D147" office:value-type="string">
            <text:p text:style-name="P75">1,<text:span text:style-name="T20">0</text:span></text:p>
          </table:table-cell>
          <table:table-cell table:style-name="Table2.E147" office:value-type="string">
            <text:p text:style-name="P59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13">Modelado software: captura requisitos</text:p>
          </table:table-cell>
          <table:table-cell table:style-name="Table2.D147" office:value-type="string">
            <text:p text:style-name="P75">1,<text:span text:style-name="T20">0</text:span></text:p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0">Modelado hardware</text:p>
          </table:table-cell>
          <table:table-cell table:style-name="Table2.D147" office:value-type="string">
            <text:p text:style-name="P75">1,0</text:p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covered-table-cell/>
          <table:table-cell table:style-name="Table2.C147" office:value-type="string">
            <text:p text:style-name="P100">Informe técnico</text:p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covered-table-cell/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7" office:value-type="string">
            <text:p text:style-name="P77"/>
          </table:table-cell>
          <table:table-cell table:style-name="Table2.D147" office:value-type="string">
            <text:p text:style-name="P63"/>
          </table:table-cell>
          <table:table-cell table:style-name="Table2.E147" office:value-type="string">
            <text:p text:style-name="P62"/>
          </table:table-cell>
          <table:table-cell table:style-name="Table2.F147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C148" office:value-type="string">
            <text:p text:style-name="P77"/>
          </table:table-cell>
          <table:table-cell table:style-name="Table2.D148" office:value-type="string">
            <text:p text:style-name="P63"/>
          </table:table-cell>
          <table:table-cell table:style-name="Table2.E148" office:value-type="string">
            <text:p text:style-name="P62"/>
          </table:table-cell>
          <table:table-cell table:style-name="Table2.F148" office:value-type="string">
            <text:p text:style-name="P6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Día</text:p>
          </table:table-cell>
          <table:table-cell table:style-name="Table3.B1" office:value-type="string">
            <text:p text:style-name="P38">Motivo</text:p>
          </table:table-cell>
        </table:table-row>
        <table:table-row table:style-name="Table3.1">
          <table:table-cell table:style-name="Table3.A2" office:value-type="string">
            <text:p text:style-name="P40">Marzo <text:span text:style-name="T4">30</text:span></text:p>
          </table:table-cell>
          <table:table-cell table:style-name="Table3.B2" office:value-type="string">
            <text:p text:style-name="P4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40">Abril 17</text:p>
          </table:table-cell>
          <table:table-cell table:style-name="Table3.B2" office:value-type="string">
            <text:p text:style-name="P4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40">Abril 26</text:p>
          </table:table-cell>
          <table:table-cell table:style-name="Table3.B4" office:value-type="string">
            <text:p text:style-name="P40">Problemas de salud</text:p>
          </table:table-cell>
        </table:table-row>
        <table:table-row table:style-name="Table3.1">
          <table:table-cell table:style-name="Table3.A5" office:value-type="string">
            <text:p text:style-name="P42">Mayo 1</text:p>
          </table:table-cell>
          <table:table-cell table:style-name="Table3.B5" office:value-type="string">
            <text:p text:style-name="P4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40">Mayo 2</text:p>
          </table:table-cell>
          <table:table-cell table:style-name="Table3.B2" office:value-type="string">
            <text:p text:style-name="P4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42">Mayo 3</text:p>
          </table:table-cell>
          <table:table-cell table:style-name="Table3.B2" office:value-type="string">
            <text:p text:style-name="P4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42">Mayo 4</text:p>
          </table:table-cell>
          <table:table-cell table:style-name="Table3.B2" office:value-type="string">
            <text:p text:style-name="P4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42">Mayo 5</text:p>
          </table:table-cell>
          <table:table-cell table:style-name="Table3.B2" office:value-type="string">
            <text:p text:style-name="P4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56">Mayo 10</text:p>
          </table:table-cell>
          <table:table-cell table:style-name="Table3.B2" office:value-type="string">
            <text:p text:style-name="P56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4">Mayo 31</text:p>
          </table:table-cell>
          <table:table-cell table:style-name="Table3.B2" office:value-type="string">
            <text:p text:style-name="P74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20"/>
          </table:table-cell>
          <table:table-cell table:style-name="Table3.B2" office:value-type="string">
            <text:p text:style-name="P74"/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pt" fo:border="none" style:shadow="none" fo:keep-with-next="auto" text:number-lines="true" text:line-number="0" style:text-autospace="ideograph-alpha" style:punctuation-wrap="hanging" style:line-break="strict" style:tab-stop-distance="35.49pt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6.01pt" fo:margin-bottom="6.01pt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pt" fo:margin-bottom="4.99pt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42.46pt" fo:margin-right="0pt" fo:hyphenation-ladder-count="no-limit" fo:text-indent="0pt" style:auto-text-indent="false">
        <style:tab-stops>
          <style:tab-stop style:position="456.15pt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fo:border="none" fo:padding="0pt" style:writing-mode="lr-tb" style:layout-grid-standard-mode="true"/>
    </style:default-page-layout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 LibreOffice_project/e80a0e0fd1875e1696614d24c32df0f95f03deb2</meta:generator>
    <meta:creation-date>2017-04-18T07:55:00Z</meta:creation-date>
    <dc:date>2017-06-08T13:56:30.682156339</dc:date>
    <meta:editing-cycles>97</meta:editing-cycles>
    <meta:editing-duration>P2DT7H38M15S</meta:editing-duration>
    <meta:document-statistic meta:table-count="3" meta:image-count="0" meta:object-count="0" meta:page-count="7" meta:paragraph-count="343" meta:word-count="1063" meta:character-count="6899" meta:non-whitespace-character-count="6169"/>
    <meta:template xlink:type="simple" xlink:actuate="onRequest" xlink:title="" xlink:href="Normal.dotm"/>
  </office:meta>
</office:document-meta>
</file>